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469cm" fo:min-width="24.07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69cm" fo:min-width="3.759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8" draw:marker-end-width="0.3cm" draw:fill="none" draw:textarea-vertical-align="middle"/>
    </style:style>
    <style:style style:name="gr5" style:family="graphic" style:parent-style-name="objectwithoutfill">
      <style:graphic-properties draw:marker-end="Arrowheads_20_9" draw:marker-end-width="0.3cm" draw:fill="none" draw:textarea-vertical-align="middle"/>
    </style:style>
    <style:style style:name="gr6" style:family="graphic" style:parent-style-name="objectwithoutfill">
      <style:graphic-properties draw:marker-end="Arrowheads_20_10" draw:marker-end-width="0.3cm" draw:fill="none" draw:textarea-vertical-align="middle"/>
    </style:style>
    <style:style style:name="gr7" style:family="graphic" style:parent-style-name="objectwithoutfill">
      <style:graphic-properties draw:marker-end="Arrowheads_20_11" draw:marker-end-width="0.3cm" draw:fill="none" draw:textarea-vertical-align="middle"/>
    </style:style>
    <style:style style:name="gr8" style:family="graphic" style:parent-style-name="objectwithoutfill">
      <style:graphic-properties draw:marker-end="Arrowheads_20_12" draw:marker-end-width="0.3cm" draw:fill="none" draw:textarea-vertical-align="middle"/>
    </style:style>
    <style:style style:name="gr9" style:family="graphic" style:parent-style-name="objectwithoutfill">
      <style:graphic-properties draw:stroke="dash" draw:stroke-dash="Long_20_Dash" draw:marker-end="Arrowheads_20_13" draw:marker-end-width="0.3cm" svg:stroke-linecap="butt" draw:fill="none" draw:textarea-vertical-align="middle"/>
    </style:style>
    <style:style style:name="gr10" style:family="graphic" style:parent-style-name="objectwithoutfill">
      <style:graphic-properties draw:stroke="dash" draw:stroke-dash="Long_20_Dash" draw:marker-end="Arrowheads_20_14" draw:marker-end-width="0.3cm" svg:stroke-linecap="butt" draw:fill="none" draw:textarea-vertical-align="middle"/>
    </style:style>
    <style:style style:name="gr11" style:family="graphic" style:parent-style-name="objectwithoutfill">
      <style:graphic-properties draw:marker-end="Arrowheads_20_15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Long_20_Dash" draw:marker-end="Arrowheads_20_15" draw:marker-end-width="0.3cm" svg:stroke-linecap="butt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24.765cm" svg:height="1.905cm" svg:x="1.905cm" svg:y="11.43cm">
          <text:p text:style-name="P1"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4.445cm" svg:height="1.905cm" svg:x="6.985cm" svg:y="8.255cm">
          <text:p text:style-name="P1">Pers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445cm" svg:height="1.905cm" svg:x="1.905cm" svg:y="8.255cm"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4.445cm" svg:height="1.905cm" svg:x="12.065cm" svg:y="8.255cm">
          <text:p text:style-name="P1">Remo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445cm" svg:height="1.905cm" svg:x="4.445cm" svg:y="5.08cm">
          <text:p text:style-name="P1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4.445cm" svg:height="1.905cm" svg:x="17.145cm" svg:y="8.255cm">
          <text:p text:style-name="P1">Remoting Conn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4.445cm" svg:height="1.905cm" svg:x="22.225cm" svg:y="8.255cm">
          <text:p text:style-name="P1">Schedu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6.667cm" svg:y1="6.985cm" svg:x2="4.127cm" svg:y2="8.255cm" draw:start-shape="id1" draw:start-glue-point="2" draw:end-shape="id2" draw:end-glue-point="0" svg:d="M6667 6985v635h-2540v635" svg:viewBox="0 0 2541 1271">
          <text:p/>
        </draw:connector>
        <draw:connector draw:style-name="gr4" draw:text-style-name="P2" draw:layer="layout" draw:line-skew="1.588cm" svg:x1="6.667cm" svg:y1="6.985cm" svg:x2="14.287cm" svg:y2="11.43cm" draw:start-shape="id1" draw:start-glue-point="2" draw:end-shape="id3" draw:end-glue-point="0" svg:d="M6667 6985v3810h7620v635" svg:viewBox="0 0 7621 4446">
          <text:p/>
        </draw:connector>
        <draw:connector draw:style-name="gr5" draw:text-style-name="P2" draw:layer="layout" svg:x1="9.207cm" svg:y1="10.16cm" svg:x2="14.287cm" svg:y2="11.43cm" draw:start-shape="id4" draw:start-glue-point="2" draw:end-shape="id3" draw:end-glue-point="0" svg:d="M9207 10160v635h5080v635" svg:viewBox="0 0 5081 1271">
          <text:p/>
        </draw:connector>
        <draw:connector draw:style-name="gr6" draw:text-style-name="P2" draw:layer="layout" svg:x1="14.287cm" svg:y1="10.16cm" svg:x2="14.287cm" svg:y2="11.43cm" draw:start-shape="id5" draw:start-glue-point="2" draw:end-shape="id3" draw:end-glue-point="0" svg:d="M14287 10160v1270" svg:viewBox="0 0 1 1271">
          <text:p/>
        </draw:connector>
        <draw:connector draw:style-name="gr7" draw:text-style-name="P2" draw:layer="layout" svg:x1="19.367cm" svg:y1="10.16cm" svg:x2="14.287cm" svg:y2="11.43cm" draw:start-shape="id6" draw:start-glue-point="2" draw:end-shape="id3" draw:end-glue-point="0" svg:d="M19367 10160v635h-5080v635" svg:viewBox="0 0 5081 1271">
          <text:p/>
        </draw:connector>
        <draw:connector draw:style-name="gr8" draw:text-style-name="P2" draw:layer="layout" svg:x1="24.447cm" svg:y1="10.16cm" svg:x2="14.287cm" svg:y2="11.43cm" draw:start-shape="id7" draw:start-glue-point="2" draw:end-shape="id3" draw:end-glue-point="0" svg:d="M24447 10160v635h-10160v635" svg:viewBox="0 0 10161 1271">
          <text:p/>
        </draw:connector>
        <draw:connector draw:style-name="gr9" draw:text-style-name="P2" draw:layer="layout" draw:line-skew="0.134cm" svg:x1="8.89cm" svg:y1="6.032cm" svg:x2="9.207cm" svg:y2="8.255cm" draw:start-shape="id1" draw:start-glue-point="1" draw:end-shape="id4" draw:end-glue-point="0" svg:d="M8890 6032h635v1588h-318v635" svg:viewBox="0 0 636 2224">
          <text:p/>
        </draw:connector>
        <draw:connector draw:style-name="gr10" draw:text-style-name="P2" draw:layer="layout" svg:x1="8.89cm" svg:y1="6.032cm" svg:x2="24.447cm" svg:y2="8.255cm" draw:start-shape="id1" draw:start-glue-point="1" draw:end-shape="id7" draw:end-glue-point="0" svg:d="M8890 6032h15557v2223" svg:viewBox="0 0 15558 2224">
          <text:p/>
        </draw:connector>
        <draw:connector draw:style-name="gr11" draw:text-style-name="P2" draw:layer="layout" draw:type="line" svg:x1="23.495cm" svg:y1="3.175cm" svg:x2="26.536cm" svg:y2="3.175cm" svg:d="M23495 3175h3041" svg:viewBox="0 0 3042 1">
          <text:p/>
        </draw:connector>
        <draw:connector draw:style-name="gr12" draw:text-style-name="P2" draw:layer="layout" draw:type="line" svg:x1="23.495cm" svg:y1="4.445cm" svg:x2="26.536cm" svg:y2="4.445cm" svg:d="M23495 4445h3041" svg:viewBox="0 0 3042 1">
          <text:p/>
        </draw:connector>
        <draw:frame draw:style-name="gr13" draw:text-style-name="P3" draw:layer="layout" svg:width="8.147cm" svg:height="0.962cm" svg:x="15.28cm" svg:y="2.658cm">
          <draw:text-box>
            <text:p>Compile-Time Dependency</text:p>
          </draw:text-box>
        </draw:frame>
        <draw:frame draw:style-name="gr13" draw:text-style-name="P3" draw:layer="layout" svg:width="9.405cm" svg:height="0.962cm" svg:x="14.096cm" svg:y="3.843cm">
          <draw:text-box>
            <text:p>Runtime Dependency (optional)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9:22:13.648474882</meta:creation-date>
    <dc:date>2023-06-26T13:59:27.560080537</dc:date>
    <meta:editing-duration>PT30M16S</meta:editing-duration>
    <meta:editing-cycles>3</meta:editing-cycles>
    <meta:generator>LibreOffice/7.4.7.2$Linux_X86_64 LibreOffice_project/40$Build-2</meta:generator>
    <meta:document-statistic meta:object-count="42"/>
  </office:meta>
</office:document-meta>
</file>